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1pt" fo:font-weight="bold" officeooo:rsid="0056abf1" officeooo:paragraph-rsid="0056abf1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21pt" fo:font-weight="bold" officeooo:rsid="01662c96" officeooo:paragraph-rsid="01662c96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21pt" officeooo:rsid="0166b591" officeooo:paragraph-rsid="0166b591" style:font-size-asian="21pt" style:font-size-complex="21pt" loext:padding="0cm" loext:border="none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21pt" officeooo:rsid="0014095c" officeooo:paragraph-rsid="0014095c" style:font-size-asian="21pt" style:font-size-complex="21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21pt" officeooo:rsid="000ca9d0" officeooo:paragraph-rsid="000ca9d0" style:font-size-asian="21pt" style:font-size-complex="21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21pt" officeooo:rsid="000ca9d0" officeooo:paragraph-rsid="005b56da" style:font-size-asian="21pt" style:font-size-complex="21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21pt" officeooo:rsid="005a5483" officeooo:paragraph-rsid="005a5483" style:font-size-asian="21pt" style:font-size-complex="21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21pt" officeooo:rsid="001171bb" officeooo:paragraph-rsid="004f89ce" style:font-size-asian="21pt" style:font-size-complex="21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21pt" officeooo:rsid="00786976" officeooo:paragraph-rsid="018f90e9" style:font-size-asian="21pt" style:font-size-complex="21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21pt" officeooo:rsid="00786976" officeooo:paragraph-rsid="018ed82e" style:font-size-asian="21pt" style:font-size-complex="21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21pt" officeooo:rsid="00786976" officeooo:paragraph-rsid="01dc3f85" style:font-size-asian="21pt" style:font-size-complex="21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Mono" fo:font-size="21pt" officeooo:rsid="01834015" officeooo:paragraph-rsid="018fee9b" style:font-size-asian="21pt" style:font-size-complex="21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21pt" officeooo:rsid="01834015" officeooo:paragraph-rsid="0184c558" style:font-size-asian="21pt" style:font-size-complex="21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21pt" officeooo:rsid="01834015" officeooo:paragraph-rsid="0081f86d" style:font-size-asian="21pt" style:font-size-complex="21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21pt" officeooo:rsid="01834015" officeooo:paragraph-rsid="01cf2f16" style:font-size-asian="21pt" style:font-size-complex="21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21pt" officeooo:rsid="019c1f49" officeooo:paragraph-rsid="019c1f49" style:font-size-asian="21pt" style:font-size-complex="21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21pt" officeooo:rsid="019c1f49" officeooo:paragraph-rsid="01cf2f16" style:font-size-asian="21pt" style:font-size-complex="21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21pt" officeooo:rsid="01bff341" officeooo:paragraph-rsid="01bff341" style:font-size-asian="21pt" style:font-size-complex="21pt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21pt" officeooo:rsid="01bff341" officeooo:paragraph-rsid="01cf2f16" style:font-size-asian="21pt" style:font-size-complex="21pt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21pt" officeooo:rsid="01ce6ac9" officeooo:paragraph-rsid="01cb5130" style:font-size-asian="21pt" style:font-size-complex="21pt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21pt" officeooo:rsid="01dab4d8" officeooo:paragraph-rsid="01d0f5e1" style:font-size-asian="21pt" style:font-size-complex="21pt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21pt" officeooo:rsid="01e08d10" officeooo:paragraph-rsid="01e08d10" style:font-size-asian="21pt" style:font-size-complex="21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Liberation Mono" fo:font-size="21pt" officeooo:rsid="01e08d10" officeooo:paragraph-rsid="01e08d10" style:font-size-asian="21pt" style:font-size-complex="21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Liberation Mono" fo:font-size="21pt" officeooo:rsid="01e84936" officeooo:paragraph-rsid="01e84936" style:font-size-asian="21pt" style:font-size-complex="21pt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21pt" officeooo:rsid="01e84936" officeooo:paragraph-rsid="01e84936" style:font-size-asian="21pt" style:font-size-complex="21pt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21pt" fo:font-weight="bold" officeooo:rsid="01780378" officeooo:paragraph-rsid="01780378" style:font-size-asian="21pt" style:font-weight-asian="bold" style:font-size-complex="2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21pt" fo:font-weight="normal" officeooo:rsid="0076022a" officeooo:paragraph-rsid="01765cd8" style:font-size-asian="21pt" style:font-weight-asian="normal" style:font-size-complex="2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Mono" fo:font-size="21pt" officeooo:rsid="01d0f5e1" officeooo:paragraph-rsid="01d652e8" style:font-size-asian="21pt" style:font-size-complex="21pt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Mono" fo:font-size="21pt" fo:font-style="normal" fo:font-weight="normal" officeooo:rsid="014a5641" officeooo:paragraph-rsid="01dc3f85" style:font-size-asian="21pt" style:font-style-asian="normal" style:font-weight-asian="normal" style:font-size-complex="2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Mono" fo:font-size="21pt" fo:font-style="normal" fo:font-weight="normal" officeooo:rsid="01e918f6" officeooo:paragraph-rsid="01e918f6" style:font-size-asian="21pt" style:font-style-asian="normal" style:font-weight-asian="normal" style:font-size-complex="21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1pt" officeooo:paragraph-rsid="01780378" style:font-size-asian="21pt" style:font-size-complex="21pt"/>
    </style:style>
    <style:style style:name="P32" style:family="paragraph" style:parent-style-name="Standard">
      <style:paragraph-properties fo:text-align="start" style:justify-single-word="false"/>
      <style:text-properties fo:font-size="21pt" officeooo:paragraph-rsid="005a5483" style:font-size-asian="21pt" style:font-size-complex="21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21pt" officeooo:paragraph-rsid="01938d19" style:font-size-asian="21pt" style:font-size-complex="21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21pt" officeooo:paragraph-rsid="01994255" style:font-size-asian="21pt" style:font-size-complex="21pt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21pt" officeooo:paragraph-rsid="018fee9b" style:font-size-asian="21pt" style:font-size-complex="21pt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21pt" officeooo:paragraph-rsid="019a905b" style:font-size-asian="21pt" style:font-size-complex="21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21pt" officeooo:paragraph-rsid="0198555f" style:font-size-asian="21pt" style:font-size-complex="21pt"/>
    </style:style>
    <style:style style:name="P38" style:family="paragraph" style:parent-style-name="Standard">
      <style:paragraph-properties fo:text-align="start" style:justify-single-word="false"/>
      <style:text-properties fo:font-size="21pt" officeooo:paragraph-rsid="01b06cd2" style:font-size-asian="21pt" style:font-size-complex="21pt"/>
    </style:style>
    <style:style style:name="P39" style:family="paragraph" style:parent-style-name="Standard">
      <style:paragraph-properties fo:text-align="start" style:justify-single-word="false"/>
      <style:text-properties fo:font-size="21pt" officeooo:paragraph-rsid="01bff341" style:font-size-asian="21pt" style:font-size-complex="21pt"/>
    </style:style>
    <style:style style:name="P40" style:family="paragraph" style:parent-style-name="Standard">
      <style:paragraph-properties fo:text-align="start" style:justify-single-word="false"/>
      <style:text-properties fo:font-size="21pt" officeooo:paragraph-rsid="0212f4e6" style:font-size-asian="21pt" style:font-size-complex="21pt"/>
    </style:style>
    <style:style style:name="P41" style:family="paragraph" style:parent-style-name="Standard">
      <style:paragraph-properties fo:text-align="start" style:justify-single-word="false"/>
      <style:text-properties fo:font-size="21pt" officeooo:paragraph-rsid="01cf2f16" style:font-size-asian="21pt" style:font-size-complex="21pt"/>
    </style:style>
    <style:style style:name="P42" style:family="paragraph" style:parent-style-name="Standard">
      <style:paragraph-properties fo:text-align="start" style:justify-single-word="false"/>
      <style:text-properties fo:font-size="21pt" officeooo:paragraph-rsid="01d0f5e1" style:font-size-asian="21pt" style:font-size-complex="21pt"/>
    </style:style>
    <style:style style:name="P43" style:family="paragraph" style:parent-style-name="Standard">
      <style:paragraph-properties fo:text-align="start" style:justify-single-word="false"/>
      <style:text-properties fo:font-size="21pt" officeooo:rsid="01f809bc" officeooo:paragraph-rsid="01f94783" style:font-size-asian="21pt" style:font-size-complex="21pt"/>
    </style:style>
    <style:style style:name="P44" style:family="paragraph" style:parent-style-name="Standard">
      <style:paragraph-properties fo:text-align="start" style:justify-single-word="false"/>
      <style:text-properties fo:font-size="21pt" officeooo:rsid="01cf2f16" officeooo:paragraph-rsid="01cf2f16" style:font-size-asian="21pt" style:font-size-complex="21pt"/>
    </style:style>
    <style:style style:name="P45" style:family="paragraph" style:parent-style-name="Standard">
      <style:paragraph-properties fo:text-align="start" style:justify-single-word="false"/>
      <style:text-properties fo:font-size="21pt" officeooo:rsid="01dab4d8" officeooo:paragraph-rsid="01dab4d8" style:font-size-asian="21pt" style:font-size-complex="21pt"/>
    </style:style>
    <style:style style:name="P46" style:family="paragraph" style:parent-style-name="Standard">
      <style:paragraph-properties fo:text-align="start" style:justify-single-word="false"/>
      <style:text-properties fo:font-size="21pt" officeooo:rsid="01df6537" officeooo:paragraph-rsid="01df6537" style:font-size-asian="21pt" style:font-size-complex="21pt"/>
    </style:style>
    <style:style style:name="P47" style:family="paragraph" style:parent-style-name="Standard">
      <style:paragraph-properties fo:text-align="start" style:justify-single-word="false"/>
      <style:text-properties fo:font-size="21pt" officeooo:rsid="01e84936" officeooo:paragraph-rsid="01e84936" style:font-size-asian="21pt" style:font-size-complex="21pt"/>
    </style:style>
    <style:style style:name="P48" style:family="paragraph" style:parent-style-name="Standard">
      <style:paragraph-properties fo:text-align="start" style:justify-single-word="false" fo:break-before="page"/>
      <style:text-properties officeooo:paragraph-rsid="01e84936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iberation Mono" fo:font-size="21pt" officeooo:rsid="005a5483" officeooo:paragraph-rsid="005a5483" style:font-size-asian="21pt" style:font-size-complex="21pt"/>
    </style:style>
    <style:style style:name="P50" style:family="paragraph" style:parent-style-name="Standard">
      <style:paragraph-properties fo:text-align="start" style:justify-single-word="false" fo:break-before="page"/>
      <style:text-properties fo:font-size="21pt" officeooo:paragraph-rsid="01b06cd2" style:font-size-asian="21pt" style:font-size-complex="21pt"/>
    </style:style>
    <style:style style:name="P51" style:family="paragraph" style:parent-style-name="Standard">
      <style:paragraph-properties fo:text-align="start" style:justify-single-word="false" fo:break-before="page"/>
      <style:text-properties fo:font-size="21pt" officeooo:rsid="01cb5130" officeooo:paragraph-rsid="01cb5130" style:font-size-asian="21pt" style:font-size-complex="21pt"/>
    </style:style>
    <style:style style:name="P52" style:family="paragraph" style:parent-style-name="Standard">
      <style:paragraph-properties fo:text-align="start" style:justify-single-word="false" fo:break-before="page"/>
      <style:text-properties fo:font-size="21pt" officeooo:rsid="01dc3f85" officeooo:paragraph-rsid="01dc3f85" style:font-size-asian="21pt" style:font-size-complex="2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76022a" style:font-size-asian="13pt" style:font-size-complex="13pt"/>
    </style:style>
    <style:style style:name="T3" style:family="text">
      <style:text-properties fo:font-size="13pt" officeooo:rsid="00786976" style:font-size-asian="13pt" style:font-size-complex="13pt"/>
    </style:style>
    <style:style style:name="T4" style:family="text">
      <style:text-properties fo:font-size="13pt" officeooo:rsid="00767dc3" style:font-size-asian="13pt" style:font-size-complex="1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ize="13pt" style:font-size-asian="13pt" style:font-size-complex="13pt"/>
    </style:style>
    <style:style style:name="T8" style:family="text">
      <style:text-properties style:font-name="Liberation Mono" fo:font-size="13pt" officeooo:rsid="005a5483" style:font-size-asian="13pt" style:font-size-complex="13pt"/>
    </style:style>
    <style:style style:name="T9" style:family="text">
      <style:text-properties style:font-name="Liberation Mono" fo:font-size="13pt" officeooo:rsid="00717041" style:font-size-asian="13pt" style:font-size-complex="13pt"/>
    </style:style>
    <style:style style:name="T10" style:family="text">
      <style:text-properties style:font-name="Liberation Mono" fo:font-size="13pt" officeooo:rsid="0076022a" style:font-size-asian="13pt" style:font-size-complex="13pt"/>
    </style:style>
    <style:style style:name="T11" style:family="text">
      <style:text-properties style:font-name="Liberation Mono" fo:font-size="13pt" officeooo:rsid="01780378" style:font-size-asian="13pt" style:font-size-complex="13pt"/>
    </style:style>
    <style:style style:name="T12" style:family="text">
      <style:text-properties style:font-name="Liberation Mono" fo:font-size="13pt" officeooo:rsid="0178706f" style:font-size-asian="13pt" style:font-size-complex="13pt"/>
    </style:style>
    <style:style style:name="T13" style:family="text">
      <style:text-properties style:font-name="Liberation Mono" fo:font-size="13pt" officeooo:rsid="01799a94" style:font-size-asian="13pt" style:font-size-complex="13pt"/>
    </style:style>
    <style:style style:name="T14" style:family="text">
      <style:text-properties style:font-name="Liberation Mono" fo:font-size="13pt" officeooo:rsid="017ba757" style:font-size-asian="13pt" style:font-size-complex="13pt"/>
    </style:style>
    <style:style style:name="T15" style:family="text">
      <style:text-properties style:font-name="Liberation Mono" fo:font-size="13pt" officeooo:rsid="017bafed" style:font-size-asian="13pt" style:font-size-complex="13pt"/>
    </style:style>
    <style:style style:name="T16" style:family="text">
      <style:text-properties style:font-name="Liberation Mono" fo:font-size="13pt" officeooo:rsid="00786976" style:font-size-asian="13pt" style:font-size-complex="13pt"/>
    </style:style>
    <style:style style:name="T17" style:family="text">
      <style:text-properties style:font-name="Liberation Mono" fo:font-size="13pt" officeooo:rsid="0199e241" style:font-size-asian="13pt" style:font-size-complex="13pt"/>
    </style:style>
    <style:style style:name="T18" style:family="text">
      <style:text-properties style:font-name="Liberation Mono" fo:font-size="13pt" officeooo:rsid="01e58c88" style:font-size-asian="13pt" style:font-size-complex="13pt"/>
    </style:style>
    <style:style style:name="T19" style:family="text">
      <style:text-properties style:font-name="Liberation Mono" fo:font-size="13pt" officeooo:rsid="01e30408" style:font-size-asian="13pt" style:font-size-complex="13pt"/>
    </style:style>
    <style:style style:name="T20" style:family="text">
      <style:text-properties style:font-name="Liberation Mono" fo:font-size="13pt" officeooo:rsid="01e918f6" style:font-size-asian="13pt" style:font-size-complex="13pt"/>
    </style:style>
    <style:style style:name="T21" style:family="text">
      <style:text-properties style:font-name="Liberation Mono" fo:font-size="13pt" officeooo:rsid="01f94783" style:font-size-asian="13pt" style:font-size-complex="13pt"/>
    </style:style>
    <style:style style:name="T22" style:family="text">
      <style:text-properties style:font-name="Liberation Mono" fo:font-size="13pt" officeooo:rsid="01ff3543" style:font-size-asian="13pt" style:font-size-complex="13pt"/>
    </style:style>
    <style:style style:name="T23" style:family="text">
      <style:text-properties style:font-name="Liberation Mono" fo:font-size="13pt" officeooo:rsid="02009c49" style:font-size-asian="13pt" style:font-size-complex="13pt"/>
    </style:style>
    <style:style style:name="T24" style:family="text">
      <style:text-properties style:font-name="Liberation Mono" fo:font-size="13pt" officeooo:rsid="0200bb18" style:font-size-asian="13pt" style:font-size-complex="13pt"/>
    </style:style>
    <style:style style:name="T25" style:family="text">
      <style:text-properties style:font-name="Liberation Mono" fo:font-size="13pt" officeooo:rsid="02069e34" style:font-size-asian="13pt" style:font-size-complex="13pt"/>
    </style:style>
    <style:style style:name="T26" style:family="text">
      <style:text-properties style:font-name="Liberation Mono" fo:font-size="13pt" officeooo:rsid="02096df7" style:font-size-asian="13pt" style:font-size-complex="13pt"/>
    </style:style>
    <style:style style:name="T27" style:family="text">
      <style:text-properties style:font-name="Liberation Mono" fo:font-size="13pt" officeooo:rsid="020f4837" style:font-size-asian="13pt" style:font-size-complex="13pt"/>
    </style:style>
    <style:style style:name="T28" style:family="text">
      <style:text-properties style:font-name="Liberation Mono" fo:font-size="13pt" officeooo:rsid="01834015" style:font-size-asian="13pt" style:font-size-complex="13pt"/>
    </style:style>
    <style:style style:name="T29" style:family="text">
      <style:text-properties style:font-name="Liberation Mono" fo:font-size="13pt" officeooo:rsid="01b06cd2" style:font-size-asian="13pt" style:font-size-complex="13pt"/>
    </style:style>
    <style:style style:name="T30" style:family="text">
      <style:text-properties style:font-name="Liberation Mono" fo:font-size="13pt" officeooo:rsid="019c1f49" style:font-size-asian="13pt" style:font-size-complex="13pt"/>
    </style:style>
    <style:style style:name="T31" style:family="text">
      <style:text-properties style:font-name="Liberation Mono" fo:font-size="13pt" officeooo:rsid="01b4092a" style:font-size-asian="13pt" style:font-size-complex="13pt"/>
    </style:style>
    <style:style style:name="T32" style:family="text">
      <style:text-properties style:font-name="Liberation Mono" fo:font-size="13pt" officeooo:rsid="01bff341" style:font-size-asian="13pt" style:font-size-complex="13pt"/>
    </style:style>
    <style:style style:name="T33" style:family="text">
      <style:text-properties style:font-name="Liberation Mono" fo:font-size="13pt" officeooo:rsid="01cd5271" style:font-size-asian="13pt" style:font-size-complex="13pt"/>
    </style:style>
    <style:style style:name="T34" style:family="text">
      <style:text-properties style:font-name="Liberation Mono" fo:font-size="13pt" officeooo:rsid="01ce6ac9" style:font-size-asian="13pt" style:font-size-complex="13pt"/>
    </style:style>
    <style:style style:name="T35" style:family="text">
      <style:text-properties style:font-name="Liberation Mono" fo:font-size="13pt" officeooo:rsid="01cf2f16" style:font-size-asian="13pt" style:font-size-complex="13pt"/>
    </style:style>
    <style:style style:name="T36" style:family="text">
      <style:text-properties style:font-name="Liberation Mono" fo:font-size="13pt" officeooo:rsid="01d0f5e1" style:font-size-asian="13pt" style:font-size-complex="13pt"/>
    </style:style>
    <style:style style:name="T37" style:family="text">
      <style:text-properties style:font-name="Liberation Mono" fo:font-size="13pt" officeooo:rsid="01dab4d8" style:font-size-asian="13pt" style:font-size-complex="13pt"/>
    </style:style>
    <style:style style:name="T38" style:family="text">
      <style:text-properties style:font-name="Liberation Mono" fo:font-size="13pt" officeooo:rsid="01dae29b" style:font-size-asian="13pt" style:font-size-complex="13pt"/>
    </style:style>
    <style:style style:name="T39" style:family="text">
      <style:text-properties style:font-name="Liberation Mono" fo:font-size="13pt" officeooo:rsid="01e08d10" style:font-size-asian="13pt" style:font-size-complex="13pt"/>
    </style:style>
    <style:style style:name="T40" style:family="text">
      <style:text-properties style:font-name="Liberation Mono" fo:font-size="13pt" officeooo:rsid="01e23c12" style:font-size-asian="13pt" style:font-size-complex="13pt"/>
    </style:style>
    <style:style style:name="T41" style:family="text">
      <style:text-properties style:font-name="Liberation Mono" fo:font-size="13pt" officeooo:rsid="01e298f0" style:font-size-asian="13pt" style:font-size-complex="13pt"/>
    </style:style>
    <style:style style:name="T42" style:family="text"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T43" style:family="text">
      <style:text-properties style:font-name="Liberation Mono" fo:font-size="13pt" fo:font-weight="bold" officeooo:rsid="0178706f" style:font-size-asian="13pt" style:font-weight-asian="bold" style:font-size-complex="13pt" style:font-weight-complex="bold"/>
    </style:style>
    <style:style style:name="T44" style:family="text">
      <style:text-properties style:font-name="Liberation Mono" fo:font-size="13pt" fo:font-weight="bold" officeooo:rsid="01780378" style:font-size-asian="13pt" style:font-weight-asian="bold" style:font-size-complex="13pt" style:font-weight-complex="bold"/>
    </style:style>
    <style:style style:name="T45" style:family="text">
      <style:text-properties style:font-name="Liberation Mono" fo:font-size="13pt" fo:font-weight="bold" officeooo:rsid="0200bb18" style:font-size-asian="13pt" style:font-weight-asian="bold" style:font-size-complex="13pt" style:font-weight-complex="bold"/>
    </style:style>
    <style:style style:name="T46" style:family="text">
      <style:text-properties style:font-name="Liberation Mono" fo:font-size="13pt" fo:font-weight="normal" officeooo:rsid="01f94783" style:font-size-asian="13pt" style:font-weight-asian="normal" style:font-size-complex="13pt" style:font-weight-complex="normal"/>
    </style:style>
    <style:style style:name="T47" style:family="text">
      <style:text-properties style:font-name="Liberation Mono" fo:font-size="13pt" fo:font-style="normal" fo:font-weight="normal" officeooo:rsid="00786976" style:font-size-asian="13pt" style:font-style-asian="normal" style:font-weight-asian="normal" style:font-size-complex="13pt"/>
    </style:style>
    <style:style style:name="T48" style:family="text">
      <style:text-properties style:font-name="Liberation Mono" fo:font-size="13pt" fo:font-style="normal" fo:font-weight="normal" officeooo:rsid="018bb413" style:font-size-asian="13pt" style:font-style-asian="normal" style:font-weight-asian="normal" style:font-size-complex="13pt"/>
    </style:style>
    <style:style style:name="T49" style:family="text">
      <style:text-properties style:font-name="Liberation Mono" fo:font-size="13pt" fo:font-style="normal" fo:font-weight="normal" officeooo:rsid="018cf4cc" style:font-size-asian="13pt" style:font-style-asian="normal" style:font-weight-asian="normal" style:font-size-complex="13pt"/>
    </style:style>
    <style:style style:name="T50" style:family="text">
      <style:text-properties style:font-name="Liberation Mono" fo:font-size="13pt" fo:font-style="normal" fo:font-weight="normal" officeooo:rsid="018ea696" style:font-size-asian="13pt" style:font-style-asian="normal" style:font-weight-asian="normal" style:font-size-complex="13pt"/>
    </style:style>
    <style:style style:name="T51" style:family="text">
      <style:text-properties style:font-name="Liberation Mono" fo:font-size="13pt" fo:font-style="normal" fo:font-weight="normal" officeooo:rsid="019a905b" style:font-size-asian="13pt" style:font-style-asian="normal" style:font-weight-asian="normal" style:font-size-complex="13pt"/>
    </style:style>
    <style:style style:name="T52" style:family="text">
      <style:text-properties style:font-name="Liberation Mono" fo:font-size="13pt" fo:font-style="normal" fo:font-weight="normal" officeooo:rsid="019ff1b5" style:font-size-asian="13pt" style:font-style-asian="normal" style:font-weight-asian="normal" style:font-size-complex="13pt"/>
    </style:style>
    <style:style style:name="T53" style:family="text">
      <style:text-properties style:font-name="Liberation Mono" fo:font-size="13pt" style:font-size-asian="11.3500003814697pt" style:font-size-complex="13pt"/>
    </style:style>
    <style:style style:name="T54" style:family="text">
      <style:text-properties style:font-name="Liberation Mono" fo:font-size="13pt" officeooo:rsid="019a3805" style:font-size-asian="11.3500003814697pt" style:font-size-complex="13pt"/>
    </style:style>
    <style:style style:name="T55" style:family="text">
      <style:text-properties style:font-name="Liberation Mono" officeooo:rsid="0076022a"/>
    </style:style>
    <style:style style:name="T56" style:family="text">
      <style:text-properties style:font-name="Liberation Mono" officeooo:rsid="01780378"/>
    </style:style>
    <style:style style:name="T57" style:family="text">
      <style:text-properties style:font-name="Liberation Mono" officeooo:rsid="0178706f"/>
    </style:style>
    <style:style style:name="T58" style:family="text">
      <style:text-properties style:font-name="Liberation Mono" fo:font-weight="bold" style:font-weight-asian="bold" style:font-weight-complex="bold"/>
    </style:style>
    <style:style style:name="T59" style:family="text">
      <style:text-properties style:font-name="Liberation Mono" fo:font-weight="bold" officeooo:rsid="0178706f" style:font-weight-asian="bold" style:font-weight-complex="bold"/>
    </style:style>
    <style:style style:name="T60" style:family="text">
      <style:text-properties style:font-name="Liberation Mono" fo:font-weight="bold" officeooo:rsid="01780378" style:font-weight-asian="bold" style:font-weight-complex="bold"/>
    </style:style>
    <style:style style:name="T61" style:family="text">
      <style:text-properties style:font-name="Liberation Mono" fo:font-weight="bold" officeooo:rsid="0200bb18" style:font-weight-asian="bold" style:font-weight-complex="bold"/>
    </style:style>
    <style:style style:name="T62" style:family="text">
      <style:text-properties style:font-name="Liberation Mono" officeooo:rsid="01ff3543"/>
    </style:style>
    <style:style style:name="T63" style:family="text">
      <style:text-properties style:font-name="Liberation Mono" officeooo:rsid="02009c49"/>
    </style:style>
    <style:style style:name="T64" style:family="text">
      <style:text-properties style:font-name="Liberation Mono" officeooo:rsid="01f94783"/>
    </style:style>
    <style:style style:name="T65" style:family="text">
      <style:text-properties style:font-name="Liberation Mono" officeooo:rsid="0200bb18"/>
    </style:style>
    <style:style style:name="T66" style:family="text">
      <style:text-properties style:font-name="Liberation Mono" fo:font-weight="normal" officeooo:rsid="01f94783" style:font-weight-asian="normal" style:font-weight-complex="normal"/>
    </style:style>
    <style:style style:name="T67" style:family="text">
      <style:text-properties style:font-name="Liberation Mono" officeooo:rsid="005a5483"/>
    </style:style>
    <style:style style:name="T68" style:family="text">
      <style:text-properties style:font-name="Liberation Mono" officeooo:rsid="00717041"/>
    </style:style>
    <style:style style:name="T69" style:family="text">
      <style:text-properties style:font-name="Liberation Mono" officeooo:rsid="01799a94"/>
    </style:style>
    <style:style style:name="T70" style:family="text">
      <style:text-properties style:font-name="Liberation Mono" officeooo:rsid="017ba757"/>
    </style:style>
    <style:style style:name="T71" style:family="text">
      <style:text-properties style:font-name="Liberation Mono" officeooo:rsid="017bafed"/>
    </style:style>
    <style:style style:name="T72" style:family="text">
      <style:text-properties style:font-name="Liberation Mono" officeooo:rsid="02069e34"/>
    </style:style>
    <style:style style:name="T73" style:family="text">
      <style:text-properties style:font-name="Liberation Mono" officeooo:rsid="02096df7"/>
    </style:style>
    <style:style style:name="T74" style:family="text">
      <style:text-properties style:font-name="Liberation Mono" officeooo:rsid="00786976"/>
    </style:style>
    <style:style style:name="T75" style:family="text">
      <style:text-properties style:font-name="Liberation Mono" officeooo:rsid="0199e241"/>
    </style:style>
    <style:style style:name="T76" style:family="text">
      <style:text-properties style:font-name="Liberation Mono" fo:font-style="normal" fo:font-weight="normal" officeooo:rsid="00786976" style:font-style-asian="normal" style:font-weight-asian="normal"/>
    </style:style>
    <style:style style:name="T77" style:family="text">
      <style:text-properties style:font-name="Liberation Mono" fo:font-style="normal" fo:font-weight="normal" officeooo:rsid="018bb413" style:font-style-asian="normal" style:font-weight-asian="normal"/>
    </style:style>
    <style:style style:name="T78" style:family="text">
      <style:text-properties style:font-name="Liberation Mono" fo:font-style="normal" fo:font-weight="normal" officeooo:rsid="018cf4cc" style:font-style-asian="normal" style:font-weight-asian="normal"/>
    </style:style>
    <style:style style:name="T79" style:family="text">
      <style:text-properties style:font-name="Liberation Mono" fo:font-style="normal" fo:font-weight="normal" officeooo:rsid="018ea696" style:font-style-asian="normal" style:font-weight-asian="normal"/>
    </style:style>
    <style:style style:name="T80" style:family="text">
      <style:text-properties style:font-name="Liberation Mono" fo:font-style="normal" fo:font-weight="normal" officeooo:rsid="019a905b" style:font-style-asian="normal" style:font-weight-asian="normal"/>
    </style:style>
    <style:style style:name="T81" style:family="text">
      <style:text-properties style:font-name="Liberation Mono" fo:font-style="normal" fo:font-weight="normal" officeooo:rsid="019ff1b5" style:font-style-asian="normal" style:font-weight-asian="normal"/>
    </style:style>
    <style:style style:name="T82" style:family="text">
      <style:text-properties style:font-name="Liberation Mono" officeooo:rsid="01834015"/>
    </style:style>
    <style:style style:name="T83" style:family="text">
      <style:text-properties style:font-name="Liberation Mono" officeooo:rsid="019a3805"/>
    </style:style>
    <style:style style:name="T84" style:family="text">
      <style:text-properties style:font-name="Liberation Mono" officeooo:rsid="019c1f49"/>
    </style:style>
    <style:style style:name="T85" style:family="text">
      <style:text-properties style:font-name="Liberation Mono" officeooo:rsid="01b06cd2"/>
    </style:style>
    <style:style style:name="T86" style:family="text">
      <style:text-properties style:font-name="Liberation Mono" officeooo:rsid="01bff341"/>
    </style:style>
    <style:style style:name="T87" style:family="text">
      <style:text-properties style:font-name="Liberation Mono" officeooo:rsid="01d0f5e1"/>
    </style:style>
    <style:style style:name="T88" style:family="text">
      <style:text-properties style:font-name="Liberation Mono" officeooo:rsid="01b4092a"/>
    </style:style>
    <style:style style:name="T89" style:family="text">
      <style:text-properties style:font-name="Liberation Mono" officeooo:rsid="01cd5271"/>
    </style:style>
    <style:style style:name="T90" style:family="text">
      <style:text-properties style:font-name="Liberation Mono" officeooo:rsid="01ce6ac9"/>
    </style:style>
    <style:style style:name="T91" style:family="text">
      <style:text-properties style:font-name="Liberation Mono" officeooo:rsid="01cf2f16"/>
    </style:style>
    <style:style style:name="T92" style:family="text">
      <style:text-properties style:font-name="Liberation Mono" officeooo:rsid="01e23c12"/>
    </style:style>
    <style:style style:name="T93" style:family="text">
      <style:text-properties style:font-name="Liberation Mono" officeooo:rsid="01e08d10"/>
    </style:style>
    <style:style style:name="T94" style:family="text">
      <style:text-properties style:font-name="Liberation Mono" officeooo:rsid="01dab4d8"/>
    </style:style>
    <style:style style:name="T95" style:family="text">
      <style:text-properties style:font-name="Liberation Mono" officeooo:rsid="01e298f0"/>
    </style:style>
    <style:style style:name="T96" style:family="text">
      <style:text-properties style:font-name="Liberation Mono" officeooo:rsid="01dae29b"/>
    </style:style>
    <style:style style:name="T97" style:family="text">
      <style:text-properties style:font-name="Liberation Mono" officeooo:rsid="01e58c88"/>
    </style:style>
    <style:style style:name="T98" style:family="text">
      <style:text-properties style:font-name="Liberation Mono" officeooo:rsid="01e30408"/>
    </style:style>
    <style:style style:name="T99" style:family="text">
      <style:text-properties style:font-name="Liberation Mono" officeooo:rsid="020f4837"/>
    </style:style>
    <style:style style:name="T100" style:family="text">
      <style:text-properties style:font-name="Liberation Mono" officeooo:rsid="01e918f6"/>
    </style:style>
    <style:style style:name="T101" style:family="text">
      <style:text-properties style:font-name="Liberation Mono" fo:font-size="21pt" officeooo:rsid="01e84936" style:font-size-asian="21pt" style:font-size-complex="21pt"/>
    </style:style>
    <style:style style:name="T102" style:family="text">
      <style:text-properties style:font-name="Liberation Mono" fo:font-size="21pt" officeooo:rsid="020f4837" style:font-size-asian="21pt" style:font-size-complex="21pt"/>
    </style:style>
    <style:style style:name="T103" style:family="text">
      <style:text-properties style:font-name="Liberation Mono" fo:font-size="21pt" officeooo:rsid="01e918f6" style:font-size-asian="21pt" style:font-size-complex="21pt"/>
    </style:style>
    <style:style style:name="T104" style:family="text">
      <style:text-properties style:font-name="Liberation Mono" fo:font-size="21pt" officeooo:rsid="02282a6b" style:font-size-asian="21pt" style:font-size-complex="21pt"/>
    </style:style>
    <style:style style:name="T105" style:family="text">
      <style:text-properties style:text-position="0% 100%" style:font-name="Liberation Mono" fo:font-size="13pt" style:font-size-asian="13pt" style:font-size-complex="13pt"/>
    </style:style>
    <style:style style:name="T106" style:family="text">
      <style:text-properties style:text-position="0% 100%" style:font-name="Liberation Mono" fo:font-size="13pt" officeooo:rsid="01b4092a" style:font-size-asian="13pt" style:font-size-complex="13pt"/>
    </style:style>
    <style:style style:name="T107" style:family="text">
      <style:text-properties style:text-position="0% 100%" style:font-name="Liberation Mono" fo:font-size="13pt" officeooo:rsid="01b5c0f3" style:font-size-asian="13pt" style:font-size-complex="13pt"/>
    </style:style>
    <style:style style:name="T108" style:family="text">
      <style:text-properties style:text-position="0% 100%" style:font-name="Liberation Mono" fo:font-size="13pt" officeooo:rsid="01b8f20e" style:font-size-asian="13pt" style:font-size-complex="13pt"/>
    </style:style>
    <style:style style:name="T109" style:family="text">
      <style:text-properties style:text-position="0% 100%" style:font-name="Liberation Mono" fo:font-size="13pt" officeooo:rsid="01b9a4f7" style:font-size-asian="13pt" style:font-size-complex="13pt"/>
    </style:style>
    <style:style style:name="T110" style:family="text">
      <style:text-properties style:text-position="0% 100%" style:font-name="Liberation Mono" fo:font-size="13pt" officeooo:rsid="01c4840b" style:font-size-asian="13pt" style:font-size-complex="13pt"/>
    </style:style>
    <style:style style:name="T111" style:family="text">
      <style:text-properties style:text-position="0% 100%" style:font-name="Liberation Mono" fo:font-size="13pt" officeooo:rsid="01c625d1" style:font-size-asian="13pt" style:font-size-complex="13pt"/>
    </style:style>
    <style:style style:name="T112" style:family="text">
      <style:text-properties style:text-position="0% 100%" style:font-name="Liberation Mono" fo:font-size="13pt" officeooo:rsid="01c911b2" style:font-size-asian="13pt" style:font-size-complex="13pt"/>
    </style:style>
    <style:style style:name="T113" style:family="text">
      <style:text-properties style:text-position="0% 100%" style:font-name="Liberation Mono" fo:font-size="13pt" officeooo:rsid="01caed3e" style:font-size-asian="13pt" style:font-size-complex="13pt"/>
    </style:style>
    <style:style style:name="T114" style:family="text">
      <style:text-properties style:text-position="0% 100%" style:font-name="Liberation Mono" fo:font-size="13pt" officeooo:rsid="01d29ba4" style:font-size-asian="13pt" style:font-size-complex="13pt"/>
    </style:style>
    <style:style style:name="T115" style:family="text">
      <style:text-properties style:text-position="0% 100%" style:font-name="Liberation Mono" fo:font-size="13pt" officeooo:rsid="01d4547c" style:font-size-asian="13pt" style:font-size-complex="13pt"/>
    </style:style>
    <style:style style:name="T116" style:family="text">
      <style:text-properties style:text-position="0% 100%" style:font-name="Liberation Mono" fo:font-size="13pt" officeooo:rsid="01cb5130" style:font-size-asian="13pt" style:font-size-complex="13pt"/>
    </style:style>
    <style:style style:name="T117" style:family="text">
      <style:text-properties style:text-position="0% 100%" style:font-name="Liberation Mono" officeooo:rsid="01b4092a"/>
    </style:style>
    <style:style style:name="T118" style:family="text">
      <style:text-properties style:text-position="0% 100%" style:font-name="Liberation Mono" officeooo:rsid="01caed3e"/>
    </style:style>
    <style:style style:name="T119" style:family="text">
      <style:text-properties style:text-position="0% 100%" style:font-name="Liberation Mono" officeooo:rsid="01b5c0f3"/>
    </style:style>
    <style:style style:name="T120" style:family="text">
      <style:text-properties style:text-position="0% 100%" style:font-name="Liberation Mono" officeooo:rsid="01b9a4f7"/>
    </style:style>
    <style:style style:name="T121" style:family="text">
      <style:text-properties style:text-position="0% 100%" style:font-name="Liberation Mono" officeooo:rsid="01b8f20e"/>
    </style:style>
    <style:style style:name="T122" style:family="text">
      <style:text-properties style:text-position="0% 100%" style:font-name="Liberation Mono" officeooo:rsid="01c911b2"/>
    </style:style>
    <style:style style:name="T123" style:family="text">
      <style:text-properties style:text-position="0% 100%" style:font-name="Liberation Mono" officeooo:rsid="01c4840b"/>
    </style:style>
    <style:style style:name="T124" style:family="text">
      <style:text-properties style:text-position="0% 100%" style:font-name="Liberation Mono" officeooo:rsid="01c625d1"/>
    </style:style>
    <style:style style:name="T125" style:family="text">
      <style:text-properties style:text-position="0% 100%" style:font-name="Liberation Mono" officeooo:rsid="01cb5130"/>
    </style:style>
    <style:style style:name="T126" style:family="text">
      <style:text-properties style:text-position="0% 100%" style:font-name="Liberation Mono" officeooo:rsid="01d29ba4"/>
    </style:style>
    <style:style style:name="T127" style:family="text">
      <style:text-properties style:text-position="0% 100%" style:font-name="Liberation Mono" officeooo:rsid="01d4547c"/>
    </style:style>
    <style:style style:name="T128" style:family="text">
      <style:text-properties style:text-position="sub 58%" style:font-name="Liberation Mono" fo:font-size="13pt" officeooo:rsid="01b4092a" style:font-size-asian="13pt" style:font-size-complex="13pt"/>
    </style:style>
    <style:style style:name="T129" style:family="text">
      <style:text-properties style:text-position="sub 58%" style:font-name="Liberation Mono" fo:font-size="13pt" officeooo:rsid="01caed3e" style:font-size-asian="13pt" style:font-size-complex="13pt"/>
    </style:style>
    <style:style style:name="T130" style:family="text">
      <style:text-properties style:text-position="sub 58%" style:font-name="Liberation Mono" officeooo:rsid="01b4092a"/>
    </style:style>
    <style:style style:name="T131" style:family="text">
      <style:text-properties style:text-position="sub 58%" style:font-name="Liberation Mono" officeooo:rsid="01caed3e"/>
    </style:style>
    <style:style style:name="T132" style:family="text">
      <style:text-properties officeooo:rsid="01687193"/>
    </style:style>
    <style:style style:name="T133" style:family="text">
      <style:text-properties fo:font-variant="normal" fo:text-transform="none" fo:color="#222222" style:text-position="0% 100%" style:font-name="Liberation Mono" fo:font-size="13pt" fo:letter-spacing="normal" officeooo:rsid="01b9a4f7" style:font-size-asian="13pt" style:font-size-complex="13pt"/>
    </style:style>
    <style:style style:name="T134" style:family="text">
      <style:text-properties fo:font-variant="normal" fo:text-transform="none" fo:color="#222222" style:text-position="0% 100%" style:font-name="Liberation Mono" fo:font-size="13pt" fo:letter-spacing="normal" officeooo:rsid="01b8f20e" style:font-size-asian="13pt" style:font-size-complex="13pt"/>
    </style:style>
    <style:style style:name="T135" style:family="text">
      <style:text-properties fo:font-variant="normal" fo:text-transform="none" fo:color="#222222" style:text-position="0% 100%" style:font-name="Liberation Mono" fo:letter-spacing="normal" officeooo:rsid="01b9a4f7"/>
    </style:style>
    <style:style style:name="T136" style:family="text">
      <style:text-properties fo:font-variant="normal" fo:text-transform="none" fo:color="#222222" style:text-position="0% 100%" style:font-name="Liberation Mono" fo:letter-spacing="normal" officeooo:rsid="01b8f20e"/>
    </style:style>
    <style:style style:name="T137" style:family="text">
      <style:text-properties officeooo:rsid="01eb11b3"/>
    </style:style>
    <style:style style:name="T138" style:family="text">
      <style:text-properties officeooo:rsid="0076022a"/>
    </style:style>
    <style:style style:name="T139" style:family="text">
      <style:text-properties officeooo:rsid="00767dc3"/>
    </style:style>
    <style:style style:name="T140" style:family="text">
      <style:text-properties officeooo:rsid="00786976"/>
    </style:style>
    <style:style style:name="T141" style:family="text">
      <style:text-properties officeooo:rsid="02282a6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ccess</text:p>
      <text:p text:style-name="P1"/>
      <text:p text:style-name="P3"><text:span text:style-name="T5">Sushant Singh Rajput</text:span> said <text:line-break/><text:line-break/><draw:frame draw:style-name="fr1" draw:name="Object3" text:anchor-type="as-char" svg:y="-0.66cm" svg:width="7.818cm" svg:height="0.818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32">but</text:span><draw:frame draw:style-name="fr1" draw:name="Object4" text:anchor-type="as-char" svg:y="-0.66cm" svg:width="8.632cm" svg:height="0.818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5"><draw:frame draw:style-name="fr1" draw:name="Object1" text:anchor-type="as-char" svg:y="-1.852cm" svg:width="18.008cm" svg:height="2.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31"><text:span text:style-name="T55">T</text:span><text:span text:style-name="T56">his equation beautifully </text:span><text:span text:style-name="T57">explains the true meaning of </text:span><text:span text:style-name="T59">Success</text:span><text:span text:style-name="T57"> proposed by </text:span><text:span text:style-name="T59">Sushant Singh Rajput</text:span><text:span text:style-name="T60">.</text:span></text:p>
      <text:p text:style-name="P26"/>
      <text:p text:style-name="P43"><text:span text:style-name="T6">We also need </text:span><text:span text:style-name="T56">M</text:span><text:span text:style-name="T6">oney or fame because those are essential or important </text:span><text:span text:style-name="T62">in life </text:span><text:span text:style-name="T6">as petrol in a car </text:span><text:span text:style-name="T63">b</text:span><text:span text:style-name="T64">ut the true meaning </text:span><text:span text:style-name="T65">of </text:span><text:span text:style-name="T61">Success</text:span><text:span text:style-name="T64"> </text:span><text:span text:style-name="T66">proposed</text:span><text:span text:style-name="T64"> by </text:span><text:span text:style-name="T59">Sushant Singh Rajput</text:span><text:span text:style-name="T56"> </text:span><text:span text:style-name="T64">is to focus on now + excitement.</text:span></text:p>
      <text:p text:style-name="P27"/>
      <text:p text:style-name="P7"/>
      <text:p text:style-name="P49">Where,</text:p>
      <text:p text:style-name="P32"><text:span text:style-name="T67"><draw:frame draw:style-name="fr1" draw:name="Object9" text:anchor-type="as-char" svg:y="-1.296cm" svg:width="9.414cm" svg:height="2.09cm" draw:z-index="1"><draw:object xlink:href="./Object 9" xlink:type="simple" xlink:show="embed" xlink:actuate="onLoad"/><draw:image xlink:href="./ObjectReplacements/Object 9" xlink:type="simple" xlink:show="embed" xlink:actuate="onLoad"/></draw:frame></text:span><text:span text:style-name="T68">is </text:span><text:span text:style-name="T67">represents </text:span><text:span text:style-name="T69">Total excitement we felt in our life </text:span><text:span text:style-name="T70">due to </text:span><text:span text:style-name="T71">so many</text:span><text:span text:style-name="T70"> causes </text:span><text:span text:style-name="T72">and that cause </text:span><text:span text:style-name="T73">can be</text:span><text:span text:style-name="T72"> deeply effected by the amount of money or fame.</text:span></text:p>
      <text:p text:style-name="P6"/>
      <text:p text:style-name="P8">Prof – <text:span text:style-name="T138">N</text:span><text:span text:style-name="T139">ow, </text:span><text:span text:style-name="T140">Let</text:span></text:p>
      <text:p text:style-name="P9"/>
      <text:list xml:id="list3752616624" text:style-name="L1">
        <text:list-item>
          <text:p text:style-name="P33"><text:span text:style-name="T74"><draw:frame draw:style-name="fr1" draw:name="Object14" text:anchor-type="as-char" svg:y="-0.674cm" svg:width="7.354cm" svg:height="0.884cm" draw:z-index="4"><draw:object xlink:href="./Object 14" xlink:type="simple" xlink:show="embed" xlink:actuate="onLoad"/><draw:image xlink:href="./ObjectReplacements/Object 14" xlink:type="simple" xlink:show="embed" xlink:actuate="onLoad"/></draw:frame></text:span><text:span text:style-name="T74"><text:s text:c="20"/></text:span><text:span text:style-name="T75">(1)</text:span></text:p>
          <text:p text:style-name="P34"><text:span text:style-name="T76">represents Money and Fame someone had </text:span><text:span text:style-name="T6">at some time </text:span><text:span text:style-name="T82">t.</text:span><text:span text:style-name="T74"> </text:span></text:p>
        </text:list-item>
      </text:list>
      <text:p text:style-name="P10"/>
      <text:list xml:id="list2716527770" text:style-name="L2">
        <text:list-item>
          <text:p text:style-name="P35"><draw:frame draw:style-name="fr1" draw:name="Object15" text:anchor-type="as-char" svg:y="-0.674cm" svg:width="8.867cm" svg:height="0.942cm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text:s text:c="41"/><text:span text:style-name="T83">(2)</text:span><text:span text:style-name="T6"> </text:span></text:p>
          <text:p text:style-name="P35"><text:span text:style-name="T76">represents </text:span><text:span text:style-name="T77">the amount of </text:span><text:span text:style-name="T76">Money and Fame someone </text:span><text:span text:style-name="T78">feels he/she need to </text:span><text:span text:style-name="T79">feel </text:span><text:span text:style-name="T78">happy at some time t</text:span><text:span text:style-name="T82">.</text:span></text:p>
          <text:p text:style-name="P12"/>
        </text:list-item>
        <text:list-item>
          <text:p text:style-name="P36"><draw:frame draw:style-name="fr1" draw:name="Object19" text:anchor-type="as-char" svg:y="-0.674cm" svg:width="5.267cm" svg:height="0.942cm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text:s text:c="10"/><text:span text:style-name="T76"><text:s text:c="21"/></text:span><text:span text:style-name="T80">(3)</text:span></text:p>
          <text:p text:style-name="P37"><text:span text:style-name="T76">represents </text:span><text:span text:style-name="T77">the amount of </text:span><text:span text:style-name="T81">Happiness</text:span><text:span text:style-name="T76"> someone </text:span><text:span text:style-name="T78">feels </text:span><text:span text:style-name="T81">due to some cause</text:span><text:span text:style-name="T78"> at some time t</text:span><text:span text:style-name="T82">.</text:span></text:p>
        </text:list-item>
      </text:list>
      <text:p text:style-name="P50"><text:span text:style-name="T82">N</text:span><text:span text:style-name="T84">ow, By </text:span><text:span text:style-name="T85">using </text:span><text:span text:style-name="T84">equation (</text:span><text:span text:style-name="T85">3</text:span><text:span text:style-name="T84">)</text:span></text:p>
      <text:p text:style-name="P38"><text:span text:style-name="T85">Equation </text:span><text:span text:style-name="T84">(</text:span><text:span text:style-name="T85">2</text:span><text:span text:style-name="T84">) </text:span><text:span text:style-name="T85">can be write as follow</text:span></text:p>
      <text:p text:style-name="P16"/>
      <text:p text:style-name="P39"><text:span text:style-name="T82"><draw:frame draw:style-name="fr1" draw:name="Object20" text:anchor-type="as-char" svg:y="-0.803cm" svg:width="14.998cm" svg:height="1.663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6">, <text:s text:c="4"/></text:span><text:span text:style-name="T87">(4)</text:span></text:p>
      <text:p text:style-name="P18"/>
      <text:p text:style-name="P39"><text:span text:style-name="T82"><draw:frame draw:style-name="fr1" draw:name="Object21" text:anchor-type="as-char" svg:y="-0.803cm" svg:width="14.252cm" svg:height="1.663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82"><text:s text:c="7"/></text:span><text:span text:style-name="T87">(5)</text:span></text:p>
      <text:p text:style-name="P13"/>
      <text:p text:style-name="P40"><text:span text:style-name="T82">w</text:span><text:span text:style-name="T88">here c</text:span><text:span text:style-name="T130">1</text:span><text:span text:style-name="T117"> </text:span><text:span text:style-name="T118">and c</text:span><text:span text:style-name="T131">2</text:span><text:span text:style-name="T118"> </text:span><text:span text:style-name="T117">is just some value</text:span><text:span text:style-name="T118">s</text:span><text:span text:style-name="T117"> and </text:span><text:span text:style-name="T118">these values may</text:span><text:span text:style-name="T117"> varies from person to person, situation to situation </text:span><text:span text:style-name="T119">i.e. One person may feels happy with getting </text:span><text:span text:style-name="T135">₹</text:span><text:span text:style-name="T120"> </text:span><text:span text:style-name="T119">10000 and on the other hand other person may feels not enough happy from getting </text:span><text:span text:style-name="T136">₹</text:span><text:span text:style-name="T121"> </text:span><text:span text:style-name="T119">1lakh</text:span><text:span text:style-name="T122"> and </text:span><text:span text:style-name="T123">same as Fame</text:span><text:span text:style-name="T124">,</text:span><text:span text:style-name="T123"> someone may feels so much happy from just little Fame.</text:span></text:p>
      <text:p text:style-name="P40"><text:span text:style-name="T123"/></text:p>
      <text:p text:style-name="P40"><text:span text:style-name="T119">N</text:span><text:span text:style-name="T125">ow, When a parson achieve his/her goals of Money and Fame then he/she <text:s text:c="2"/>will feels happy for a while after that he/she will set new higher goals. <text:s text:c="18"/></text:span><text:span text:style-name="T126">(6)</text:span></text:p>
      <text:p text:style-name="P14"/>
      <text:p text:style-name="P51"><text:span text:style-name="T82">N</text:span><text:span text:style-name="T6">ow, let </text:span><text:span text:style-name="T6"><draw:frame draw:style-name="fr1" draw:name="Object22" text:anchor-type="as-char" svg:y="-0.783cm" svg:width="9.172cm" svg:height="1.154cm" draw:z-index="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89">represents the time for a person feels happy after achieving his/her Money and Fame goals </text:span><text:span text:style-name="T90">respectively.</text:span></text:p>
      <text:p text:style-name="P20"/>
      <text:p text:style-name="P41"><text:span text:style-name="T90">N</text:span><text:span text:style-name="T91">ow, After </text:span><text:span text:style-name="T91"><draw:frame draw:style-name="fr1" draw:name="Object23" text:anchor-type="as-char" svg:y="-0.783cm" svg:width="9.172cm" svg:height="1.154cm" draw:z-index="1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7"/>
      <text:p text:style-name="P41"><text:span text:style-name="T82"><draw:frame draw:style-name="fr1" draw:name="Object25" text:anchor-type="as-char" svg:y="-0.803cm" svg:width="15.004cm" svg:height="1.663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86">, <text:s text:c="4"/></text:span><text:span text:style-name="T92">(7)</text:span></text:p>
      <text:p text:style-name="P19"/>
      <text:p text:style-name="P44"><text:span text:style-name="T82"><draw:frame draw:style-name="fr1" draw:name="Object24" text:anchor-type="as-char" svg:y="-0.803cm" svg:width="14.272cm" svg:height="1.663cm" draw:z-index="1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82"><text:s text:c="7"/></text:span><text:span text:style-name="T92">(8)</text:span></text:p>
      <text:p text:style-name="P15"/>
      <text:p text:style-name="P42"><text:span text:style-name="T82">B</text:span><text:span text:style-name="T87">ut, </text:span><text:span text:style-name="T93">A</text:span><text:span text:style-name="T126">ccording to </text:span><text:span text:style-name="T127">(6)</text:span></text:p>
      <text:p text:style-name="P28"/>
      <text:p text:style-name="P42"><text:span text:style-name="T87"><text:s/></text:span><text:span text:style-name="T87"><draw:frame draw:style-name="fr1" draw:name="Object26" text:anchor-type="as-char" svg:y="-0.66cm" svg:width="5.449cm" svg:height="0.928cm" draw:z-index="1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7"><text:s text:c="26"/></text:span><text:span text:style-name="T94">(</text:span><text:span text:style-name="T95">9</text:span><text:span text:style-name="T94">)</text:span></text:p>
      <text:p text:style-name="P21"/>
      <text:p text:style-name="P45"><text:span text:style-name="T6">From above equation </text:span><text:span text:style-name="T95">(9)</text:span><text:span text:style-name="T6">, It’s clear that the desire of getting more money or fame will increasing </text:span><text:span text:style-name="T96">forever and the amount in which it increases will varies according to person to person or situation to situation.</text:span></text:p>
      <text:p text:style-name="P52"><text:span text:style-name="T96">S</text:span><text:span text:style-name="T6">o, Now it’s clear that it is a bad idea to represent </text:span><text:span text:style-name="T58">Success</text:span><text:span text:style-name="T6"> in the form of</text:span><draw:frame draw:style-name="fr1" draw:name="Object27" text:anchor-type="as-char" svg:y="-0.674cm" svg:width="7.354cm" svg:height="0.884cm" draw:z-index="1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74">.</text:span></text:p>
      <text:p text:style-name="P11"/>
      <text:p text:style-name="P46"><text:span text:style-name="T74">O</text:span><text:span text:style-name="T6">n the other hand if we </text:span><text:span text:style-name="T97">somehow </text:span><text:span text:style-name="T6">write </text:span><text:span text:style-name="T58">Success</text:span><text:span text:style-name="T6"> in the from of</text:span><text:span text:style-name="T6"><draw:frame draw:style-name="fr1" draw:name="Object2" text:anchor-type="as-char" svg:y="-0.674cm" svg:width="4.44cm" svg:height="0.884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8">as </text:span><text:span text:style-name="T57">proposed by </text:span><text:span text:style-name="T59">Sushant Singh Rajput.</text:span></text:p>
      <text:p text:style-name="P22"/>
      <text:p text:style-name="P22">Now, Let </text:p>
      <text:p text:style-name="P22"/>
      <text:list xml:id="list507695713" text:style-name="L3">
        <text:list-item>
          <text:p text:style-name="P23"><draw:frame draw:style-name="fr1" draw:name="Object5" text:anchor-type="as-char" svg:y="-0.803cm" svg:width="6.475cm" svg:height="1.124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text:p text:style-name="P24">represents the amount of excitement someone may feels due to some cause at some time t.</text:p>
          <text:p text:style-name="P24"/>
        </text:list-item>
      </text:list>
      <text:p text:style-name="P25">We know, When we feels excitement about anything then at that moment we feels the real happiness.</text:p>
      <text:p text:style-name="P25"/>
      <text:p text:style-name="P47"><text:span text:style-name="T6"/></text:p>
      <text:p text:style-name="P48"><text:span text:style-name="T101">So, We can rewrite the over all Success of someone in the form </text:span><text:span text:style-name="T102">of </text:span><text:span text:style-name="T101">Excitement as the integration of summation of amount of excitement</text:span><text:span text:style-name="T103">s</text:span><text:span text:style-name="T101"> someone felt by </text:span><text:span text:style-name="T104">each</text:span><text:span text:style-name="T101"> cause as follow.</text:span></text:p>
      <text:p text:style-name="P29"/>
      <text:p text:style-name="P29"><draw:frame draw:style-name="fr1" draw:name="Object6" text:anchor-type="as-char" svg:y="-1.852cm" svg:width="18.008cm" svg:height="2.99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9"/>
      <text:p text:style-name="P30">Hence proved <text:span text:style-name="T137">this beautiful equation about succes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1.001cm" style:num-format="1" style:print-orientation="portrait" fo:margin-top="0.6cm" fo:margin-bottom="0.499cm" fo:margin-left="0.794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4T22:04:34.682000000</dc:date>
    <meta:editing-duration>PT7H46M31S</meta:editing-duration>
    <meta:editing-cycles>490</meta:editing-cycles>
    <meta:generator>LibreOffice/6.4.5.2$Windows_X86_64 LibreOffice_project/a726b36747cf2001e06b58ad5db1aa3a9a1872d6</meta:generator>
    <meta:document-statistic meta:table-count="0" meta:image-count="0" meta:object-count="18" meta:page-count="6" meta:paragraph-count="38" meta:word-count="420" meta:character-count="2390" meta:non-whitespace-character-count="1845"/>
  </office:meta>
</office:document-meta>
</file>

<file path=Object 1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{cause}( t )} dt</annotation>
  </semantics>
</math>
</file>

<file path=Object 14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1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text> and </mtext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</mrow>
    <annotation encoding="StarMath 5.0">mind_{Money}(t)" and "mind_{Fame}(t)</annotation>
  </semantics>
</math>
</file>

<file path=Object 19/content.xml><?xml version="1.0" encoding="utf-8"?>
<math xmlns="http://www.w3.org/1998/Math/MathML" display="block">
  <semantics>
    <mrow>
      <msub>
        <mi mathvariant="italic">Happiness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Happiness_cause( t )</annotation>
  </semantics>
</math>
</file>

<file path=Object 2/content.xml><?xml version="1.0" encoding="utf-8"?>
<math xmlns="http://www.w3.org/1998/Math/MathML" display="block">
  <semantics>
    <mrow>
      <mi mathvariant="italic">Excitement</mi>
      <mrow>
        <mo fence="true" stretchy="false">(</mo>
        <mrow>
          <mi>t</mi>
        </mrow>
        <mo fence="true" stretchy="false">)</mo>
      </mrow>
    </mrow>
    <annotation encoding="StarMath 5.0">Excitement( t )</annotation>
  </semantics>
</math>
</file>

<file path=Object 20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1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1 } Happiness_{ Money(t) }</annotation>
  </semantics>
</math>
</file>

<file path=Object 21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2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2 } Happiness_{ Fame(t) }</annotation>
  </semantics>
</math>
</file>

<file path=Object 22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3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4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4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4 } Happiness_{ Fame(t) }</annotation>
  </semantics>
</math>
</file>

<file path=Object 2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3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3 } Happiness_{ Money(t) }</annotation>
  </semantics>
</math>
</file>

<file path=Object 26/content.xml><?xml version="1.0" encoding="utf-8"?>
<math xmlns="http://www.w3.org/1998/Math/MathML" display="block">
  <semantics>
    <mrow>
      <mrow>
        <msub>
          <mi>c</mi>
          <mn>3</mn>
        </msub>
        <mo stretchy="false">≥</mo>
        <msub>
          <mi>c</mi>
          <mn>1</mn>
        </msub>
      </mrow>
      <mtext> and </mtext>
      <mrow>
        <msub>
          <mi>c</mi>
          <mn>4</mn>
        </msub>
        <mo stretchy="false">≥</mo>
        <msub>
          <mi>c</mi>
          <mn>2</mn>
        </msub>
      </mrow>
    </mrow>
    <annotation encoding="StarMath 5.0">c_3 &gt;= c_1" and " c_4 &gt;= c_2</annotation>
  </semantics>
</math>
</file>

<file path=Object 27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3/content.xml><?xml version="1.0" encoding="utf-8"?>
<math xmlns="http://www.w3.org/1998/Math/MathML" display="block">
  <semantics>
    <mrow>
      <mi mathvariant="italic">Succcess</mi>
      <mo stretchy="false">≠</mo>
      <mrow>
        <mi mathvariant="italic">Money</mi>
        <mo stretchy="false">+</mo>
        <mi mathvariant="italic">Fame</mi>
      </mrow>
    </mrow>
    <annotation encoding="StarMath 5.0">Succcess &lt;&gt; Money + Fame</annotation>
  </semantics>
</math>
</file>

<file path=Object 4/content.xml><?xml version="1.0" encoding="utf-8"?>
<math xmlns="http://www.w3.org/1998/Math/MathML" display="block">
  <semantics>
    <mrow>
      <msub>
        <mi mathvariant="italic">Excitement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Excitement_cause( t )</annotation>
  </semantics>
</math>
</file>

<file path=Object 5/content.xml><?xml version="1.0" encoding="utf-8"?>
<math xmlns="http://www.w3.org/1998/Math/MathML" display="block">
  <semantics>
    <mrow>
      <mi mathvariant="italic">Succcess</mi>
      <mo stretchy="false">=</mo>
      <mrow>
        <mi mathvariant="italic">Now</mi>
        <mo stretchy="false">+</mo>
        <mi mathvariant="italic">excitement</mi>
      </mrow>
    </mrow>
    <annotation encoding="StarMath 5.0">Succcess = Now + excitement</annotation>
  </semantics>
</math>
</file>

<file path=Object 6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cause( t )} dt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 mathvariant="italic">Birth</mi>
          <mi mathvariant="italic">Death</mi>
        </munderover>
        <mrow>
          <mover>
            <mo stretchy="false">∑</mo>
            <mtext>All causes</mtext>
          </mover>
          <mrow>
            <msub>
              <mi mathvariant="italic">Excitement</mi>
              <mi mathvariant="italic">cause</mi>
            </msub>
            <mrow>
              <mo fence="true" stretchy="false">(</mo>
              <mrow>
                <mi>t</mi>
              </mrow>
              <mo fence="true" stretchy="false">)</mo>
            </mrow>
          </mrow>
        </mrow>
      </mrow>
      <mi mathvariant="italic">dt</mi>
    </mrow>
    <annotation encoding="StarMath 5.0">int from{Birth} to{Death} sum to{"All causes"} {Excitement_cause( t )} dt</annotation>
  </semantics>
</math>
</file>